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79c44" officeooo:paragraph-rsid="00179c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Ubuntu" fo:font-family="Ubuntu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style:font-name="Ubuntu" fo:font-family="Ubuntu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style:font-name="Ubuntu" fo:font-family="Ubuntu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style:font-name="Ubuntu" fo:font-family="Ubuntu" style:font-pitch="variable"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09:39:16.209293885</meta:creation-date>
    <dc:date>2018-07-07T17:00:00.741445512</dc:date>
    <meta:editing-duration>PT34M5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